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Arial Narrow" svg:font-family="Arial Narrow" style:font-family-generic="swiss" style:font-pitch="variable" svg:panose-1="2 11 6 6 2 2 2 3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o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25in" fo:margin-left="0.4722in" fo:margin-right="-0.0159in" fo:text-indent="0in" style:page-number="1">
        <style:tab-stops/>
      </style:paragraph-properties>
      <style:text-properties style:font-name="Arial" style:font-name-asian="Arial" style:font-name-complex="Arial" fo:font-weight="bold" style:font-weight-asian="bold" fo:color="#365F91" fo:font-size="11pt" style:font-size-asian="11pt" style:font-size-complex="11pt"/>
    </style:style>
    <style:style style:name="TableColumn47" style:family="table-column">
      <style:table-column-properties style:column-width="0.7277in" style:use-optimal-column-width="false"/>
    </style:style>
    <style:style style:name="TableColumn48" style:family="table-column">
      <style:table-column-properties style:column-width="2.7562in" style:use-optimal-column-width="false"/>
    </style:style>
    <style:style style:name="TableColumn49" style:family="table-column">
      <style:table-column-properties style:column-width="1.2791in" style:use-optimal-column-width="false"/>
    </style:style>
    <style:style style:name="TableColumn50" style:family="table-column">
      <style:table-column-properties style:column-width="1.3069in" style:use-optimal-column-width="false"/>
    </style:style>
    <style:style style:name="Table46" style:family="table">
      <style:table-properties style:width="6.0701in" fo:margin-left="0.477in" table:align="left"/>
    </style:style>
    <style:style style:name="TableRow51" style:family="table-row">
      <style:table-row-properties style:min-row-height="0.2361in" style:use-optimal-row-height="false"/>
    </style:style>
    <style:style style:name="TableCell52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middle" fo:padding-top="0in" fo:padding-left="0in" fo:padding-bottom="0in" fo:padding-right="0.075in"/>
    </style:style>
    <style:style style:name="P53" style:parent-style-name="Standard" style:family="paragraph">
      <style:paragraph-properties fo:text-align="center" fo:margin-bottom="0in" fo:margin-left="0.1048in" fo:margin-right="0.0902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54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middle" fo:padding-top="0in" fo:padding-left="0in" fo:padding-bottom="0in" fo:padding-right="0.075in"/>
    </style:style>
    <style:style style:name="P55" style:parent-style-name="Standard" style:family="paragraph">
      <style:paragraph-properties fo:text-align="center" fo:margin-bottom="0in" fo:margin-left="0.1048in" fo:margin-right="0.0902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56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middle" fo:padding-top="0in" fo:padding-left="0in" fo:padding-bottom="0in" fo:padding-right="0.075in"/>
    </style:style>
    <style:style style:name="P57" style:parent-style-name="Standard" style:family="paragraph">
      <style:paragraph-properties fo:text-align="center" fo:margin-bottom="0in" fo:margin-left="0.1048in" fo:margin-right="0.0902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58" style:family="table-cell">
      <style:table-cell-properties fo:border-top="0.0069in solid #657CD1" fo:border-left="0.0069in solid #657CD1" fo:border-bottom="0.0208in solid #000001" fo:border-right="0.0069in solid #657CD1" fo:background-color="#DBE5F1" style:writing-mode="lr-tb" style:vertical-align="middle" fo:padding-top="0in" fo:padding-left="0in" fo:padding-bottom="0in" fo:padding-right="0.075in"/>
    </style:style>
    <style:style style:name="P59" style:parent-style-name="Standard" style:family="paragraph">
      <style:paragraph-properties fo:text-align="center" fo:margin-bottom="0in" fo:margin-left="0.1048in" fo:margin-right="0.0902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Row60" style:family="table-row">
      <style:table-row-properties style:min-row-height="0.25in" style:use-optimal-row-height="false"/>
    </style:style>
    <style:style style:name="TableCell61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62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63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64" style:parent-style-name="Standard" style:family="paragraph">
      <style:paragraph-properties fo:margin-bottom="0in" fo:margin-left="0.0375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65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66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67" style:family="table-cell">
      <style:table-cell-properties fo:border-top="0.0208in solid #000001" fo:border-left="0.0069in solid #657CD1" fo:border-bottom="0.0069in solid #657CD1" fo:border-right="0.0069in solid #657CD1" style:writing-mode="lr-tb" fo:padding-top="0in" fo:padding-left="0in" fo:padding-bottom="0in" fo:padding-right="0.075in"/>
    </style:style>
    <style:style style:name="P68" style:parent-style-name="Standard" style:family="paragraph">
      <style:paragraph-properties fo:margin-bottom="0in" fo:margin-left="0.4277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69" style:parent-style-name="Standard" style:family="paragraph">
      <style:paragraph-properties fo:margin-top="0.25in" fo:margin-left="0.4722in" fo:margin-right="-0.0159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11pt" style:font-size-asian="11pt" style:font-size-complex="11pt"/>
    </style:style>
    <style:style style:name="TableColumn71" style:family="table-column">
      <style:table-column-properties style:column-width="0.8277in" style:use-optimal-column-width="false"/>
    </style:style>
    <style:style style:name="TableColumn72" style:family="table-column">
      <style:table-column-properties style:column-width="1.0812in" style:use-optimal-column-width="false"/>
    </style:style>
    <style:style style:name="TableColumn73" style:family="table-column">
      <style:table-column-properties style:column-width="0.7875in" style:use-optimal-column-width="false"/>
    </style:style>
    <style:style style:name="TableColumn74" style:family="table-column">
      <style:table-column-properties style:column-width="2.0666in" style:use-optimal-column-width="false"/>
    </style:style>
    <style:style style:name="TableColumn75" style:family="table-column">
      <style:table-column-properties style:column-width="0.709in" style:use-optimal-column-width="false"/>
    </style:style>
    <style:style style:name="TableColumn76" style:family="table-column">
      <style:table-column-properties style:column-width="0.7888in" style:use-optimal-column-width="false"/>
    </style:style>
    <style:style style:name="Table70" style:family="table">
      <style:table-properties style:width="6.2611in" fo:margin-left="0.477in" table:align="left"/>
    </style:style>
    <style:style style:name="TableRow77" style:family="table-row">
      <style:table-row-properties style:min-row-height="0.5277in" style:use-optimal-row-height="false"/>
    </style:style>
    <style:style style:name="TableCell78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bottom" fo:padding-top="0in" fo:padding-left="0in" fo:padding-bottom="0in" fo:padding-right="0.075in"/>
    </style:style>
    <style:style style:name="P79" style:parent-style-name="Standard" style:family="paragraph">
      <style:paragraph-properties fo:text-align="center" fo:margin-bottom="0in" fo:margin-left="0.1048in" fo:margin-right="0.0902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80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bottom" fo:padding-top="0in" fo:padding-left="0in" fo:padding-bottom="0in" fo:padding-right="0.075in"/>
    </style:style>
    <style:style style:name="P81" style:parent-style-name="Standard" style:family="paragraph">
      <style:paragraph-properties fo:text-align="center" fo:margin-bottom="0in" fo:margin-left="0.0375in" fo:margin-right="-0.0138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82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bottom" fo:padding-top="0in" fo:padding-left="0in" fo:padding-bottom="0in" fo:padding-right="0.075in"/>
    </style:style>
    <style:style style:name="P83" style:parent-style-name="Standard" style:family="paragraph">
      <style:paragraph-properties fo:text-align="center" fo:margin-bottom="0in" fo:margin-left="0.0659in" fo:margin-right="0.0236in" fo:text-indent="0.0986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84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bottom" fo:padding-top="0in" fo:padding-left="0in" fo:padding-bottom="0in" fo:padding-right="0.075in"/>
    </style:style>
    <style:style style:name="P85" style:parent-style-name="Standard" style:family="paragraph">
      <style:paragraph-properties fo:text-align="center" fo:margin-bottom="0in" fo:margin-left="0.0673in" fo:margin-right="0.1243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86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bottom" fo:padding-top="0in" fo:padding-left="0in" fo:padding-bottom="0in" fo:padding-right="0.075in"/>
    </style:style>
    <style:style style:name="P87" style:parent-style-name="Standard" style:family="paragraph">
      <style:paragraph-properties fo:text-align="center" fo:margin-bottom="0in" fo:margin-left="0.0006in" fo:margin-right="-0.0138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88" style:family="table-cell">
      <style:table-cell-properties fo:border-top="0.0069in solid #657CD1" fo:border-left="0.0069in solid #657CD1" fo:border-bottom="0.0208in solid #000001" fo:border-right="0.0069in solid #657CD1" fo:background-color="#DBE5F1" style:writing-mode="lr-tb" style:vertical-align="bottom" fo:padding-top="0in" fo:padding-left="0in" fo:padding-bottom="0in" fo:padding-right="0.075in"/>
    </style:style>
    <style:style style:name="P89" style:parent-style-name="Standard" style:family="paragraph">
      <style:paragraph-properties fo:text-align="center" fo:margin-bottom="0in" fo:margin-left="0in" fo:margin-right="-0.0138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Row90" style:family="table-row">
      <style:table-row-properties style:min-row-height="0.375in" style:use-optimal-row-height="false"/>
    </style:style>
    <style:style style:name="TableCell91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92" style:parent-style-name="Standard" style:family="paragraph">
      <style:paragraph-properties fo:text-align="center" fo:margin-bottom="0in" fo:margin-left="0.2284in" fo:margin-right="0.2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93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94" style:parent-style-name="Standard" style:family="paragraph">
      <style:paragraph-properties fo:text-align="center" fo:margin-bottom="0in" fo:margin-left="0.0673in" fo:margin-right="0.06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95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96" style:parent-style-name="Standard" style:family="paragraph">
      <style:paragraph-properties fo:text-align="center" fo:margin-bottom="0in" fo:margin-left="0.0666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97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98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99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100" style:parent-style-name="Standard" style:family="paragraph">
      <style:paragraph-properties fo:margin-bottom="0in" fo:margin-left="0.1479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101" style:family="table-cell">
      <style:table-cell-properties fo:border-top="0.0208in solid #000001" fo:border-left="0.0069in solid #657CD1" fo:border-bottom="0.0069in solid #657CD1" fo:border-right="0.0069in solid #657CD1" style:writing-mode="lr-tb" fo:padding-top="0in" fo:padding-left="0in" fo:padding-bottom="0in" fo:padding-right="0.075in"/>
    </style:style>
    <style:style style:name="P102" style:parent-style-name="Standard" style:family="paragraph">
      <style:paragraph-properties fo:margin-bottom="0in" fo:margin-left="0.1861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03" style:parent-style-name="Standard" style:family="paragraph">
      <style:paragraph-properties fo:margin-top="0.25in" fo:margin-left="0.4722in" fo:margin-right="-0.0159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11pt" style:font-size-asian="11pt" style:font-size-complex="11pt"/>
    </style:style>
    <style:style style:name="TableColumn105" style:family="table-column">
      <style:table-column-properties style:column-width="0.7277in" style:use-optimal-column-width="false"/>
    </style:style>
    <style:style style:name="TableColumn106" style:family="table-column">
      <style:table-column-properties style:column-width="5.2944in" style:use-optimal-column-width="false"/>
    </style:style>
    <style:style style:name="Table104" style:family="table">
      <style:table-properties style:width="6.0222in" fo:margin-left="0.477in" table:align="left"/>
    </style:style>
    <style:style style:name="TableRow107" style:family="table-row">
      <style:table-row-properties style:min-row-height="0.3888in" style:use-optimal-row-height="false"/>
    </style:style>
    <style:style style:name="TableCell108" style:family="table-cell">
      <style:table-cell-properties fo:border-top="0.0069in solid #657CD1" fo:border-left="0.0069in solid #657CD1" fo:border-bottom="0.0208in solid #000001" fo:border-right="none" fo:background-color="#DBE5F1" style:writing-mode="lr-tb" style:vertical-align="bottom" fo:padding-top="0in" fo:padding-left="0in" fo:padding-bottom="0in" fo:padding-right="0.075in"/>
    </style:style>
    <style:style style:name="P109" style:parent-style-name="Standard" style:family="paragraph">
      <style:paragraph-properties fo:text-align="center" fo:margin-bottom="0in" fo:margin-left="0.1048in" fo:margin-right="0.0902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P110" style:parent-style-name="Standard" style:family="paragraph">
      <style:paragraph-properties fo:text-align="center" fo:margin-bottom="0in" fo:margin-left="0.1048in" fo:margin-right="0.0902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111" style:family="table-cell">
      <style:table-cell-properties fo:border-top="0.0069in solid #657CD1" fo:border-left="0.0069in solid #657CD1" fo:border-bottom="0.0208in solid #000001" fo:border-right="0.0069in solid #657CD1" fo:background-color="#DBE5F1" style:writing-mode="lr-tb" style:vertical-align="bottom" fo:padding-top="0in" fo:padding-left="0in" fo:padding-bottom="0in" fo:padding-right="0.075in"/>
    </style:style>
    <style:style style:name="P112" style:parent-style-name="Standard" style:family="paragraph">
      <style:paragraph-properties fo:text-align="center" fo:margin-bottom="0in" fo:margin-left="0.1048in" fo:margin-right="0.0902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Row113" style:family="table-row">
      <style:table-row-properties style:min-row-height="0.2361in" style:use-optimal-row-height="false"/>
    </style:style>
    <style:style style:name="TableCell114" style:family="table-cell">
      <style:table-cell-properties fo:border-top="0.0208in solid #000001" fo:border-left="0.0069in solid #657CD1" fo:border-bottom="0.0069in solid #657CD1" fo:border-right="none" style:writing-mode="lr-tb" fo:padding-top="0in" fo:padding-left="0in" fo:padding-bottom="0in" fo:padding-right="0.075in"/>
    </style:style>
    <style:style style:name="P115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TableCell116" style:family="table-cell">
      <style:table-cell-properties fo:border-top="0.0208in solid #000001" fo:border-left="0.0069in solid #657CD1" fo:border-bottom="0.0069in solid #657CD1" fo:border-right="0.0069in solid #657CD1" style:writing-mode="lr-tb" fo:padding-top="0in" fo:padding-left="0in" fo:padding-bottom="0in" fo:padding-right="0.075in"/>
    </style:style>
    <style:style style:name="P117" style:parent-style-name="Standard" style:family="paragraph">
      <style:paragraph-properties fo:margin-bottom="0in" fo:margin-left="0.0375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18" style:parent-style-name="Standard" style:family="paragraph">
      <style:paragraph-properties fo:margin-bottom="0in" fo:margin-left="0.0375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19" style:parent-style-name="Standard" style:family="paragraph">
      <style:paragraph-properties fo:margin-bottom="0in" fo:margin-left="0.0375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20" style:parent-style-name="Standard" style:family="paragraph">
      <style:paragraph-properties fo:margin-top="0.25in" fo:margin-left="0.4722in" fo:margin-right="-0.0159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11pt" style:font-size-asian="11pt" style:font-size-complex="11pt"/>
    </style:style>
    <style:style style:name="TableColumn122" style:family="table-column">
      <style:table-column-properties style:column-width="0.7277in" style:use-optimal-column-width="false"/>
    </style:style>
    <style:style style:name="TableColumn123" style:family="table-column">
      <style:table-column-properties style:column-width="5.3423in" style:use-optimal-column-width="false"/>
    </style:style>
    <style:style style:name="Table121" style:family="table">
      <style:table-properties style:width="6.0701in" fo:margin-left="0.477in" table:align="left"/>
    </style:style>
    <style:style style:name="TableRow124" style:family="table-row">
      <style:table-row-properties style:min-row-height="0.25in" style:use-optimal-row-height="false"/>
    </style:style>
    <style:style style:name="TableCell125" style:family="table-cell">
      <style:table-cell-properties fo:border-top="0.0069in solid #657CD1" fo:border-left="0.0069in solid #657CD1" fo:border-bottom="0.0069in solid #657CD1" fo:border-right="none" fo:background-color="#DBE5F1" style:writing-mode="lr-tb" fo:padding-top="0in" fo:padding-left="0in" fo:padding-bottom="0in" fo:padding-right="0.075in"/>
    </style:style>
    <style:style style:name="P126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127" style:family="table-cell">
      <style:table-cell-properties fo:border-top="0.0069in solid #657CD1" fo:border-left="0.0208in solid #000001" fo:border-bottom="0.0069in solid #657CD1" fo:border-right="0.0069in solid #657CD1" style:writing-mode="lr-tb" fo:padding-top="0in" fo:padding-left="0in" fo:padding-bottom="0in" fo:padding-right="0.075in"/>
    </style:style>
    <style:style style:name="P128" style:parent-style-name="Standard" style:family="paragraph">
      <style:paragraph-properties fo:margin-bottom="0in" fo:margin-left="0.0312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29" style:parent-style-name="Standard" style:family="paragraph">
      <style:paragraph-properties fo:margin-top="0.25in" fo:margin-left="0.4722in" fo:margin-right="-0.0159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11pt" style:font-size-asian="11pt" style:font-size-complex="11pt"/>
    </style:style>
    <style:style style:name="TableColumn131" style:family="table-column">
      <style:table-column-properties style:column-width="0.7277in" style:use-optimal-column-width="false"/>
    </style:style>
    <style:style style:name="TableColumn132" style:family="table-column">
      <style:table-column-properties style:column-width="5.3423in" style:use-optimal-column-width="false"/>
    </style:style>
    <style:style style:name="Table130" style:family="table">
      <style:table-properties style:width="6.0701in" fo:margin-left="0.477in" table:align="left"/>
    </style:style>
    <style:style style:name="TableRow133" style:family="table-row">
      <style:table-row-properties style:min-row-height="0.25in" style:use-optimal-row-height="false"/>
    </style:style>
    <style:style style:name="TableCell134" style:family="table-cell">
      <style:table-cell-properties fo:border-top="0.0069in solid #657CD1" fo:border-left="0.0069in solid #657CD1" fo:border-bottom="0.0069in solid #657CD1" fo:border-right="none" fo:background-color="#DBE5F1" style:writing-mode="lr-tb" fo:padding-top="0in" fo:padding-left="0in" fo:padding-bottom="0in" fo:padding-right="0.075in"/>
    </style:style>
    <style:style style:name="P135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136" style:family="table-cell">
      <style:table-cell-properties fo:border-top="0.0069in solid #657CD1" fo:border-left="0.0208in solid #000001" fo:border-bottom="0.0069in solid #657CD1" fo:border-right="0.0069in solid #657CD1" style:writing-mode="lr-tb" fo:padding-top="0in" fo:padding-left="0in" fo:padding-bottom="0in" fo:padding-right="0.075in"/>
    </style:style>
    <style:style style:name="P137" style:parent-style-name="Standard" style:family="paragraph">
      <style:paragraph-properties fo:margin-bottom="0in" fo:margin-left="0.0312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38" style:parent-style-name="Standard" style:family="paragraph">
      <style:paragraph-properties fo:margin-top="0.25in" fo:margin-left="0.4722in" fo:margin-right="-0.0159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11pt" style:font-size-asian="11pt" style:font-size-complex="11pt"/>
    </style:style>
    <style:style style:name="TableColumn140" style:family="table-column">
      <style:table-column-properties style:column-width="0.7277in" style:use-optimal-column-width="false"/>
    </style:style>
    <style:style style:name="TableColumn141" style:family="table-column">
      <style:table-column-properties style:column-width="5.3423in" style:use-optimal-column-width="false"/>
    </style:style>
    <style:style style:name="Table139" style:family="table">
      <style:table-properties style:width="6.0701in" fo:margin-left="0.477in" table:align="left"/>
    </style:style>
    <style:style style:name="TableRow142" style:family="table-row">
      <style:table-row-properties style:min-row-height="0.25in" style:use-optimal-row-height="false"/>
    </style:style>
    <style:style style:name="TableCell143" style:family="table-cell">
      <style:table-cell-properties fo:border-top="0.0069in solid #657CD1" fo:border-left="0.0069in solid #657CD1" fo:border-bottom="0.0069in solid #657CD1" fo:border-right="none" fo:background-color="#DBE5F1" style:writing-mode="lr-tb" fo:padding-top="0in" fo:padding-left="0in" fo:padding-bottom="0in" fo:padding-right="0.075in"/>
    </style:style>
    <style:style style:name="P144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8pt" style:font-size-asian="8pt" style:font-size-complex="8pt"/>
    </style:style>
    <style:style style:name="TableCell145" style:family="table-cell">
      <style:table-cell-properties fo:border-top="0.0069in solid #657CD1" fo:border-left="0.0208in solid #000001" fo:border-bottom="0.0069in solid #657CD1" fo:border-right="0.0069in solid #657CD1" style:writing-mode="lr-tb" fo:padding-top="0in" fo:padding-left="0in" fo:padding-bottom="0in" fo:padding-right="0.075in"/>
    </style:style>
    <style:style style:name="P146" style:parent-style-name="Standard" style:family="paragraph">
      <style:paragraph-properties fo:margin-bottom="0in" fo:margin-left="0.0312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47" style:parent-style-name="Standard" style:family="paragraph">
      <style:paragraph-properties fo:margin-bottom="0in" fo:margin-left="0in" fo:margin-right="-0.0138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48" style:parent-style-name="Standard" style:family="paragraph">
      <style:paragraph-properties fo:margin-left="2.4583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49" style:parent-style-name="Standard" style:family="paragraph">
      <style:paragraph-properties fo:margin-left="2.4583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50" style:parent-style-name="Standard" style:family="paragraph">
      <style:paragraph-properties fo:margin-left="2.4583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51" style:parent-style-name="Standard" style:family="paragraph">
      <style:paragraph-properties fo:margin-left="2.4583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52" style:parent-style-name="Standard" style:family="paragraph">
      <style:paragraph-properties fo:margin-left="2.4583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53" style:parent-style-name="Standard" style:family="paragraph">
      <style:paragraph-properties fo:margin-left="2.4583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54" style:parent-style-name="Standard" style:family="paragraph">
      <style:paragraph-properties fo:margin-left="2.4583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55" style:parent-style-name="Standard" style:family="paragraph">
      <style:paragraph-properties fo:margin-left="2.4583in" fo:text-indent="0in">
        <style:tab-stops/>
      </style:paragraph-properties>
      <style:text-properties style:font-name="Arial" style:font-name-asian="Arial" style:font-name-complex="Arial" fo:font-size="8pt" style:font-size-asian="8pt" style:font-size-complex="8pt"/>
    </style:style>
    <style:style style:name="P156" style:parent-style-name="Standard" style:master-page-name="MP1" style:family="paragraph">
      <style:paragraph-properties fo:break-before="page"/>
    </style:style>
    <style:style style:name="P201" style:parent-style-name="Standard" style:family="paragraph">
      <style:paragraph-properties fo:margin-top="0.25in" fo:margin-left="0in" fo:margin-right="-0.0159in" fo:text-indent="0in">
        <style:tab-stops/>
      </style:paragraph-properties>
      <style:text-properties style:font-name="Arial" style:font-name-asian="Arial" style:font-name-complex="Arial" fo:font-weight="bold" style:font-weight-asian="bold" fo:color="#365F91" fo:font-size="11pt" style:font-size-asian="11pt" style:font-size-complex="11pt"/>
    </style:style>
    <style:style style:name="TableColumn203" style:family="table-column">
      <style:table-column-properties style:column-width="0.825in" style:use-optimal-column-width="false"/>
    </style:style>
    <style:style style:name="TableColumn204" style:family="table-column">
      <style:table-column-properties style:column-width="0.8743in" style:use-optimal-column-width="false"/>
    </style:style>
    <style:style style:name="TableColumn205" style:family="table-column">
      <style:table-column-properties style:column-width="5.2576in" style:use-optimal-column-width="false"/>
    </style:style>
    <style:style style:name="Table202" style:family="table">
      <style:table-properties style:width="6.9569in" fo:margin-left="0.0715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365F91" fo:border-left="0.0069in solid #365F91" fo:border-bottom="0.0069in solid #365F91" fo:border-right="none" fo:background-color="#DBE5F1" style:writing-mode="lr-tb" fo:padding-top="0in" fo:padding-left="0.068in" fo:padding-bottom="0in" fo:padding-right="0.075in"/>
    </style:style>
    <style:style style:name="P208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fo:font-weight="bold" style:font-weight-asian="bold" fo:color="#365F91"/>
    </style:style>
    <style:style style:name="TableCell209" style:family="table-cell">
      <style:table-cell-properties fo:border-top="0.0069in solid #365F91" fo:border-left="0.0069in solid #365F91" fo:border-bottom="0.0069in solid #365F91" fo:border-right="none" fo:background-color="#DBE5F1" style:writing-mode="lr-tb" fo:padding-top="0in" fo:padding-left="0.068in" fo:padding-bottom="0in" fo:padding-right="0.075in"/>
    </style:style>
    <style:style style:name="P210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fo:font-weight="bold" style:font-weight-asian="bold" fo:color="#365F91"/>
    </style:style>
    <style:style style:name="TableCell211" style:family="table-cell">
      <style:table-cell-properties fo:border="0.0069in solid #365F91" fo:background-color="#DBE5F1" style:writing-mode="lr-tb" fo:padding-top="0in" fo:padding-left="0.068in" fo:padding-bottom="0in" fo:padding-right="0.075in"/>
    </style:style>
    <style:style style:name="P212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fo:font-weight="bold" style:font-weight-asian="bold" fo:color="#365F91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69in solid #365F91" fo:border-left="0.0069in solid #365F91" fo:border-bottom="0.0069in solid #365F91" fo:border-right="none" style:writing-mode="lr-tb" fo:padding-top="0in" fo:padding-left="0.068in" fo:padding-bottom="0in" fo:padding-right="0.075in"/>
    </style:style>
    <style:style style:name="P215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fo:font-weight="bold" style:font-weight-asian="bold" fo:color="#365F91"/>
    </style:style>
    <style:style style:name="TableCell216" style:family="table-cell">
      <style:table-cell-properties fo:border-top="0.0069in solid #365F91" fo:border-left="0.0069in solid #365F91" fo:border-bottom="0.0069in solid #365F91" fo:border-right="none" style:writing-mode="lr-tb" fo:padding-top="0in" fo:padding-left="0.068in" fo:padding-bottom="0in" fo:padding-right="0.075in"/>
    </style:style>
    <style:style style:name="P217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fo:font-weight="bold" style:font-weight-asian="bold"/>
    </style:style>
    <style:style style:name="TableCell218" style:family="table-cell">
      <style:table-cell-properties fo:border="0.0069in solid #365F91" style:writing-mode="lr-tb" fo:padding-top="0in" fo:padding-left="0.068in" fo:padding-bottom="0in" fo:padding-right="0.075in"/>
    </style:style>
    <style:style style:name="P219" style:parent-style-name="Standard" style:family="paragraph">
      <style:paragraph-properties fo:margin-bottom="0in" fo:margin-left="0.0361in" fo:margin-right="-0.0138in" fo:text-indent="0in">
        <style:tab-stops/>
      </style:paragraph-properties>
      <style:text-properties fo:font-weight="bold" style:font-weight-asian="bold"/>
    </style:style>
    <style:style style:name="P220" style:parent-style-name="Standard" style:family="paragraph">
      <style:paragraph-properties fo:border-top="none" fo:border-left="none" fo:border-bottom="0.0208in solid #365F91" fo:border-right="none" fo:padding-top="0in" fo:padding-left="0in" fo:padding-bottom="0.0138in" fo:padding-right="0in" style:shadow="none" fo:margin-top="0.25in" fo:margin-left="0in" fo:margin-right="-0.0159in" fo:text-indent="0in" fo:background-color="#DBE5F1">
        <style:tab-stops/>
      </style:paragraph-properties>
      <style:text-properties fo:font-weight="bold" style:font-weight-asian="bold" fo:color="#365F91" fo:font-size="11pt" style:font-size-asian="11pt" style:font-size-complex="11pt"/>
    </style:style>
    <style:style style:name="P221" style:parent-style-name="Standard" style:family="paragraph">
      <style:paragraph-properties fo:margin-top="0.0555in" fo:margin-left="0in" fo:text-indent="0in">
        <style:tab-stops>
          <style:tab-stop style:type="right" style:leader-style="dotted" style:leader-text="." style:position="6.8923in"/>
        </style:tab-stops>
      </style:paragraph-properties>
    </style:style>
    <style:style style:name="T22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T22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P224" style:parent-style-name="Standard" style:family="paragraph">
      <style:paragraph-properties fo:margin-top="0.1388in" fo:margin-left="0in" fo:text-indent="0in">
        <style:tab-stops>
          <style:tab-stop style:type="right" style:leader-style="dotted" style:leader-text="." style:position="6.8923in"/>
        </style:tab-stops>
      </style:paragraph-properties>
    </style:style>
    <style:style style:name="T22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T22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P227" style:parent-style-name="Standard" style:family="paragraph">
      <style:paragraph-properties fo:margin-top="0.1388in" fo:margin-left="0in" fo:text-indent="0in">
        <style:tab-stops>
          <style:tab-stop style:type="right" style:leader-style="dotted" style:leader-text="." style:position="6.8923in"/>
        </style:tab-stops>
      </style:paragraph-properties>
    </style:style>
    <style:style style:name="T22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T22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P230" style:parent-style-name="Standard" style:family="paragraph">
      <style:paragraph-properties fo:margin-top="0.1388in" fo:margin-left="0in" fo:text-indent="0in">
        <style:tab-stops>
          <style:tab-stop style:type="right" style:leader-style="dotted" style:leader-text="." style:position="6.8923in"/>
        </style:tab-stops>
      </style:paragraph-properties>
    </style:style>
    <style:style style:name="T23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T23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P233" style:parent-style-name="Standard" style:family="paragraph">
      <style:paragraph-properties fo:margin-top="0.1388in" fo:margin-left="0in" fo:text-indent="0in">
        <style:tab-stops>
          <style:tab-stop style:type="right" style:leader-style="dotted" style:leader-text="." style:position="6.8923in"/>
        </style:tab-stops>
      </style:paragraph-properties>
    </style:style>
    <style:style style:name="T23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T23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P236" style:parent-style-name="Standard" style:family="paragraph">
      <style:paragraph-properties fo:margin-top="0.1388in" fo:margin-left="0in" fo:text-indent="0in">
        <style:tab-stops>
          <style:tab-stop style:type="right" style:leader-style="dotted" style:leader-text="." style:position="6.8923in"/>
        </style:tab-stops>
      </style:paragraph-properties>
    </style:style>
    <style:style style:name="T23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T23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P239" style:parent-style-name="Standard" style:family="paragraph">
      <style:paragraph-properties fo:margin-top="0.1388in" fo:margin-left="0in" fo:text-indent="0in">
        <style:tab-stops>
          <style:tab-stop style:type="right" style:leader-style="dotted" style:leader-text="." style:position="6.8923in"/>
        </style:tab-stops>
      </style:paragraph-properties>
    </style:style>
    <style:style style:name="T24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T24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P242" style:parent-style-name="Standard" style:family="paragraph">
      <style:paragraph-properties fo:margin-top="0.1388in" fo:margin-bottom="0.0555in" fo:margin-left="0in" fo:text-indent="0in">
        <style:tab-stops>
          <style:tab-stop style:type="right" style:leader-style="dotted" style:leader-text="." style:position="6.8923in"/>
        </style:tab-stops>
      </style:paragraph-properties>
    </style:style>
    <style:style style:name="T24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T24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variant="small-caps" fo:color="#0000CC" fo:font-size="10pt" style:font-size-asian="10pt" style:font-size-complex="10pt"/>
    </style:style>
    <style:style style:name="P245" style:parent-style-name="Standard" style:family="paragraph">
      <style:paragraph-properties fo:widows="2" fo:orphans="2" fo:margin-bottom="0in" fo:margin-left="0in" fo:text-indent="0in">
        <style:tab-stops>
          <style:tab-stop style:type="left" style:position="0.5in"/>
          <style:tab-stop style:type="right" style:position="6.8826in"/>
        </style:tab-stops>
      </style:paragraph-properties>
    </style:style>
    <style:style style:name="P246" style:parent-style-name="Standard" style:family="paragraph">
      <style:text-properties fo:color="#0000CC"/>
    </style:style>
    <style:style style:name="P247" style:parent-style-name="Standard" style:family="paragraph">
      <style:paragraph-properties fo:break-before="page"/>
    </style:style>
    <style:style style:name="P248" style:parent-style-name="Título1" style:family="paragraph">
      <style:paragraph-properties fo:border-top="none" fo:border-left="none" fo:border-bottom="0.0208in solid #336699" fo:border-right="0.0069in solid #365F91" fo:padding-top="0in" fo:padding-left="0in" fo:padding-bottom="0.0138in" fo:padding-right="0.0555in" style:shadow="none" fo:margin-top="0.25in" fo:margin-bottom="0.1666in" fo:margin-left="0.3937in" fo:text-indent="-0.3937in" fo:background-color="#DBE5F1">
        <style:tab-stops>
          <style:tab-stop style:type="left" style:position="0.3937in"/>
          <style:tab-stop style:type="left" style:position="0.6298in"/>
        </style:tab-stops>
      </style:paragraph-properties>
    </style:style>
    <style:style style:name="P249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0" style:parent-style-name="Título1" style:family="paragraph">
      <style:paragraph-properties fo:border-top="none" fo:border-left="none" fo:border-bottom="0.0208in solid #336699" fo:border-right="0.0069in solid #365F91" fo:padding-top="0in" fo:padding-left="0in" fo:padding-bottom="0.0138in" fo:padding-right="0.0555in" style:shadow="none" fo:margin-top="0.25in" fo:margin-bottom="0.1666in" fo:margin-left="0.3937in" fo:text-indent="-0.3937in" fo:background-color="#DBE5F1">
        <style:tab-stops>
          <style:tab-stop style:type="left" style:position="0.3937in"/>
          <style:tab-stop style:type="left" style:position="0.6298in"/>
        </style:tab-stops>
      </style:paragraph-properties>
    </style:style>
    <style:style style:name="P251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2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3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4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5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6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7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8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59" style:parent-style-name="Standard" style:family="paragraph">
      <style:paragraph-properties fo:text-align="justify" fo:line-height="150%"/>
      <style:text-properties style:font-name="Calibri Light" style:font-name-complex="Calibri Light" fo:font-style="italic" style:font-style-asian="italic" style:use-window-font-color="true" fo:font-size="11pt" style:font-size-asian="11pt" style:font-size-complex="11pt"/>
    </style:style>
    <style:style style:name="P260" style:parent-style-name="Standard" style:family="paragraph">
      <style:paragraph-properties fo:text-align="justify" fo:line-height="150%"/>
      <style:text-properties style:font-name="Calibri Light" style:font-name-complex="Calibri Light" fo:font-style="italic" style:font-style-asian="italic" style:use-window-font-color="true" fo:font-size="11pt" style:font-size-asian="11pt" style:font-size-complex="11pt"/>
    </style:style>
    <style:style style:name="P261" style:parent-style-name="Standard" style:family="paragraph">
      <style:paragraph-properties fo:text-align="justify" fo:line-height="150%"/>
      <style:text-properties style:font-name="Calibri Light" style:font-name-complex="Calibri Light" fo:font-style="italic" style:font-style-asian="italic" style:use-window-font-color="true" fo:font-size="11pt" style:font-size-asian="11pt" style:font-size-complex="11pt"/>
    </style:style>
    <style:style style:name="P262" style:parent-style-name="Standard" style:family="paragraph">
      <style:paragraph-properties fo:text-align="justify" fo:line-height="150%"/>
      <style:text-properties style:font-name="Calibri Light" style:font-name-complex="Calibri Light" fo:font-style="italic" style:font-style-asian="italic" style:use-window-font-color="true" fo:font-size="11pt" style:font-size-asian="11pt" style:font-size-complex="11pt"/>
    </style:style>
    <style:style style:name="P263" style:parent-style-name="Título1" style:family="paragraph">
      <style:paragraph-properties fo:border-top="none" fo:border-left="none" fo:border-bottom="0.0208in solid #336699" fo:border-right="0.0069in solid #365F91" fo:padding-top="0in" fo:padding-left="0in" fo:padding-bottom="0.0138in" fo:padding-right="0.0555in" style:shadow="none" fo:margin-top="0.25in" fo:margin-bottom="0.1666in" fo:margin-left="0.3937in" fo:text-indent="-0.3937in" fo:background-color="#DBE5F1">
        <style:tab-stops>
          <style:tab-stop style:type="left" style:position="0.3937in"/>
          <style:tab-stop style:type="left" style:position="0.6298in"/>
        </style:tab-stops>
      </style:paragraph-properties>
    </style:style>
    <style:style style:name="P264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65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66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67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68" style:parent-style-name="Párrafodelista" style:family="paragraph">
      <style:paragraph-properties fo:text-align="justify" fo:line-height="150%"/>
      <style:text-properties style:font-name="Calibri Light" style:font-name-asian="Verdana" style:font-name-complex="Calibri Light" style:language-asian="zh" style:country-asian="CN" style:language-complex="hi" style:country-complex="IN"/>
    </style:style>
    <style:style style:name="P269" style:parent-style-name="Párrafodelista" style:family="paragraph">
      <style:paragraph-properties fo:text-align="justify" fo:line-height="150%"/>
      <style:text-properties style:font-name="Calibri Light" style:font-name-asian="Verdana" style:font-name-complex="Calibri Light" style:language-asian="zh" style:country-asian="CN" style:language-complex="hi" style:country-complex="IN"/>
    </style:style>
    <style:style style:name="P270" style:parent-style-name="Párrafodelista" style:family="paragraph">
      <style:paragraph-properties fo:text-align="justify" fo:line-height="150%"/>
      <style:text-properties style:font-name="Calibri Light" style:font-name-asian="Verdana" style:font-name-complex="Calibri Light" style:language-asian="zh" style:country-asian="CN" style:language-complex="hi" style:country-complex="IN"/>
    </style:style>
    <style:style style:name="P271" style:parent-style-name="Párrafodelista" style:family="paragraph">
      <style:paragraph-properties fo:text-align="justify" fo:line-height="150%"/>
      <style:text-properties style:font-name="Calibri Light" style:font-name-asian="Verdana" style:font-name-complex="Calibri Light" style:language-asian="zh" style:country-asian="CN" style:language-complex="hi" style:country-complex="IN"/>
    </style:style>
    <style:style style:name="P272" style:parent-style-name="Título1" style:family="paragraph">
      <style:paragraph-properties fo:border-top="none" fo:border-left="none" fo:border-bottom="0.0208in solid #336699" fo:border-right="0.0069in solid #365F91" fo:padding-top="0in" fo:padding-left="0in" fo:padding-bottom="0.0138in" fo:padding-right="0.0555in" style:shadow="none" fo:margin-top="0.25in" fo:margin-bottom="0.1666in" fo:margin-left="0.3937in" fo:text-indent="-0.3937in" fo:background-color="#DBE5F1">
        <style:tab-stops>
          <style:tab-stop style:type="left" style:position="0.3937in"/>
          <style:tab-stop style:type="left" style:position="0.6298in"/>
        </style:tab-stops>
      </style:paragraph-properties>
    </style:style>
    <style:style style:name="P273" style:parent-style-name="Standard" style:family="paragraph">
      <style:text-properties fo:font-style="italic" style:font-style-asian="italic" fo:color="#FF0000"/>
    </style:style>
    <style:style style:name="P274" style:parent-style-name="Standard" style:family="paragraph">
      <style:text-properties fo:font-style="italic" style:font-style-asian="italic" fo:color="#FF0000"/>
    </style:style>
    <style:style style:name="P275" style:parent-style-name="Standard" style:family="paragraph">
      <style:text-properties fo:font-style="italic" style:font-style-asian="italic" fo:color="#FF0000"/>
    </style:style>
    <style:style style:name="P276" style:parent-style-name="Standard" style:family="paragraph">
      <style:text-properties fo:font-style="italic" style:font-style-asian="italic" fo:color="#FF0000"/>
    </style:style>
    <style:style style:name="P277" style:parent-style-name="Standard" style:family="paragraph">
      <style:text-properties fo:font-style="italic" style:font-style-asian="italic" fo:color="#FF0000"/>
    </style:style>
    <style:style style:name="P278" style:parent-style-name="Standard" style:family="paragraph">
      <style:text-properties fo:font-style="italic" style:font-style-asian="italic" fo:color="#FF0000"/>
    </style:style>
    <style:style style:name="P279" style:parent-style-name="Standard" style:family="paragraph">
      <style:text-properties fo:font-style="italic" style:font-style-asian="italic" fo:color="#FF0000"/>
    </style:style>
    <style:style style:name="P280" style:parent-style-name="Standard" style:family="paragraph">
      <style:text-properties fo:font-style="italic" style:font-style-asian="italic" fo:color="#FF0000"/>
    </style:style>
    <style:style style:name="P281" style:parent-style-name="Standard" style:family="paragraph">
      <style:text-properties fo:font-style="italic" style:font-style-asian="italic" fo:color="#FF0000"/>
    </style:style>
    <style:style style:name="P282" style:parent-style-name="Standard" style:family="paragraph">
      <style:text-properties fo:font-style="italic" style:font-style-asian="italic" fo:color="#FF0000"/>
    </style:style>
    <style:style style:name="P283" style:parent-style-name="Título1" style:family="paragraph">
      <style:paragraph-properties fo:border-top="none" fo:border-left="none" fo:border-bottom="0.0208in solid #336699" fo:border-right="0.0069in solid #365F91" fo:padding-top="0in" fo:padding-left="0in" fo:padding-bottom="0.0138in" fo:padding-right="0.0555in" style:shadow="none" fo:margin-top="0.25in" fo:margin-bottom="0.1666in" fo:margin-left="0.3937in" fo:text-indent="-0.3937in" fo:background-color="#DBE5F1">
        <style:tab-stops>
          <style:tab-stop style:type="left" style:position="0.3937in"/>
          <style:tab-stop style:type="left" style:position="0.6298in"/>
        </style:tab-stops>
      </style:paragraph-properties>
    </style:style>
    <style:style style:name="P284" style:parent-style-name="Standard" style:family="paragraph">
      <style:text-properties fo:font-style="italic" style:font-style-asian="italic" fo:color="#FF0000"/>
    </style:style>
    <style:style style:name="P285" style:parent-style-name="Standard" style:family="paragraph">
      <style:text-properties fo:font-style="italic" style:font-style-asian="italic" fo:color="#FF0000"/>
    </style:style>
    <style:style style:name="P286" style:parent-style-name="Standard" style:family="paragraph">
      <style:text-properties fo:font-style="italic" style:font-style-asian="italic" fo:color="#FF0000"/>
    </style:style>
    <style:style style:name="P287" style:parent-style-name="Standard" style:family="paragraph">
      <style:text-properties fo:font-style="italic" style:font-style-asian="italic" fo:color="#FF0000"/>
    </style:style>
    <style:style style:name="P288" style:parent-style-name="Standard" style:family="paragraph">
      <style:text-properties fo:font-style="italic" style:font-style-asian="italic" fo:color="#FF0000"/>
    </style:style>
    <style:style style:name="P289" style:parent-style-name="Título1" style:family="paragraph">
      <style:paragraph-properties fo:border-top="none" fo:border-left="none" fo:border-bottom="0.0208in solid #336699" fo:border-right="0.0069in solid #365F91" fo:padding-top="0in" fo:padding-left="0in" fo:padding-bottom="0.0138in" fo:padding-right="0.0555in" style:shadow="none" fo:margin-top="0.25in" fo:margin-bottom="0.1666in" fo:margin-left="0.3937in" fo:text-indent="-0.3937in" fo:background-color="#DBE5F1">
        <style:tab-stops>
          <style:tab-stop style:type="left" style:position="0.3937in"/>
          <style:tab-stop style:type="left" style:position="0.6298in"/>
        </style:tab-stops>
      </style:paragraph-properties>
    </style:style>
    <style:style style:name="P290" style:parent-style-name="Standard" style:family="paragraph">
      <style:text-properties fo:font-style="italic" style:font-style-asian="italic" fo:color="#FF0000"/>
    </style:style>
    <style:style style:name="P291" style:parent-style-name="Standard" style:family="paragraph">
      <style:text-properties fo:font-style="italic" style:font-style-asian="italic" fo:color="#FF0000"/>
    </style:style>
    <style:style style:name="P292" style:parent-style-name="Standard" style:family="paragraph">
      <style:text-properties fo:font-style="italic" style:font-style-asian="italic" fo:color="#FF0000"/>
    </style:style>
    <style:style style:name="P293" style:parent-style-name="Standard" style:family="paragraph">
      <style:text-properties fo:font-style="italic" style:font-style-asian="italic" fo:color="#FF0000"/>
    </style:style>
    <style:style style:name="P294" style:parent-style-name="Título1" style:family="paragraph">
      <style:paragraph-properties fo:border-top="none" fo:border-left="none" fo:border-bottom="0.0208in solid #336699" fo:border-right="0.0069in solid #365F91" fo:padding-top="0in" fo:padding-left="0in" fo:padding-bottom="0.0138in" fo:padding-right="0.0555in" style:shadow="none" fo:margin-top="0.25in" fo:margin-bottom="0.1666in" fo:margin-left="0.3937in" fo:text-indent="-0.3937in" fo:background-color="#DBE5F1">
        <style:tab-stops>
          <style:tab-stop style:type="left" style:position="0.3937in"/>
          <style:tab-stop style:type="left" style:position="0.6298in"/>
        </style:tab-stops>
      </style:paragraph-properties>
    </style:style>
    <style:style style:name="P295" style:parent-style-name="Standard" style:family="paragraph">
      <style:paragraph-properties fo:text-align="justify" fo:line-height="150%"/>
      <style:text-properties style:font-name="Calibri Light" style:font-name-complex="Calibri Light" style:use-window-font-color="true" fo:font-size="11pt" style:font-size-asian="11pt" style:font-size-complex="11pt"/>
    </style:style>
    <style:style style:name="P296" style:parent-style-name="Standard" style:family="paragraph">
      <style:text-properties fo:color="#FF3333"/>
    </style:style>
    <style:style style:name="P297" style:parent-style-name="Título1" style:family="paragraph">
      <style:paragraph-properties fo:border-top="none" fo:border-left="none" fo:border-bottom="0.0208in solid #336699" fo:border-right="0.0069in solid #365F91" fo:padding-top="0in" fo:padding-left="0in" fo:padding-bottom="0.0138in" fo:padding-right="0.0555in" style:shadow="none" fo:margin-top="0.25in" fo:margin-bottom="0.1666in" fo:margin-left="0.3937in" fo:text-indent="-0.3937in" fo:background-color="#DBE5F1">
        <style:tab-stops>
          <style:tab-stop style:type="left" style:position="0.3937in"/>
          <style:tab-stop style:type="left" style:position="0.6298in"/>
        </style:tab-stops>
      </style:paragraph-properties>
    </style:style>
    <style:style style:name="T298" style:parent-style-name="Fuentedepárrafopredeter." style:family="text">
      <style:text-properties fo:color="#FF3333"/>
    </style:style>
  </office:automatic-styles>
  <office:body>
    <office:text text:use-soft-page-breaks="true">
      <text:p text:style-name="P1">Centro educativo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Código</text:p>
          </table:table-cell>
          <table:table-cell table:style-name="TableCell54">
            <text:p text:style-name="P55">Centro</text:p>
          </table:table-cell>
          <table:table-cell table:style-name="TableCell56">
            <text:p text:style-name="P57">Concello</text:p>
          </table:table-cell>
          <table:table-cell table:style-name="TableCell58">
            <text:p text:style-name="P59">Ano académico</text:p>
          </table:table-cell>
        </table:table-row>
        <table:table-row table:style-name="TableRow60">
          <table:table-cell table:style-name="TableCell61">
            <text:p text:style-name="P62">15005397</text:p>
          </table:table-cell>
          <table:table-cell table:style-name="TableCell63">
            <text:p text:style-name="P64">I.E.S. Fernando Wirtz Suárez</text:p>
          </table:table-cell>
          <table:table-cell table:style-name="TableCell65">
            <text:p text:style-name="P66">A Coruña</text:p>
          </table:table-cell>
          <table:table-cell table:style-name="TableCell67">
            <text:p text:style-name="P68">2023 -2024</text:p>
          </table:table-cell>
        </table:table-row>
      </table:table>
      <text:p text:style-name="P69">Ciclo formativo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Código da familia profesional</text:p>
          </table:table-cell>
          <table:table-cell table:style-name="TableCell80">
            <text:p text:style-name="P81">Familia profesional</text:p>
          </table:table-cell>
          <table:table-cell table:style-name="TableCell82">
            <text:p text:style-name="P83">Código do ciclo formativo</text:p>
          </table:table-cell>
          <table:table-cell table:style-name="TableCell84">
            <text:p text:style-name="P85">Ciclo formativo</text:p>
          </table:table-cell>
          <table:table-cell table:style-name="TableCell86">
            <text:p text:style-name="P87">Grao</text:p>
          </table:table-cell>
          <table:table-cell table:style-name="TableCell88">
            <text:p text:style-name="P89">Réxime</text:p>
          </table:table-cell>
        </table:table-row>
        <table:table-row table:style-name="TableRow90">
          <table:table-cell table:style-name="TableCell91">
            <text:p text:style-name="P92">FP16</text:p>
          </table:table-cell>
          <table:table-cell table:style-name="TableCell93">
            <text:p text:style-name="P94">Informática e comunicacións</text:p>
          </table:table-cell>
          <table:table-cell table:style-name="TableCell95">
            <text:p text:style-name="P96">CSIFC01</text:p>
          </table:table-cell>
          <table:table-cell table:style-name="TableCell97">
            <text:p text:style-name="P98">Desenvolvemento Aplicacións Web</text:p>
          </table:table-cell>
          <table:table-cell table:style-name="TableCell99">
            <text:p text:style-name="P100">Superior</text:p>
          </table:table-cell>
          <table:table-cell table:style-name="TableCell101">
            <text:p text:style-name="P102">Distancia</text:p>
          </table:table-cell>
        </table:table-row>
      </table:table>
      <text:p text:style-name="P103">Módulo profesional e unidades formativas de menor duración (*)</text:p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Código</text:p>
            <text:p text:style-name="P110">MP/UF</text:p>
          </table:table-cell>
          <table:table-cell table:style-name="TableCell111">
            <text:p text:style-name="P112">Nome</text:p>
          </table:table-cell>
        </table:table-row>
        <table:table-row table:style-name="TableRow113">
          <table:table-cell table:style-name="TableCell114">
            <text:p text:style-name="P115">MP0374</text:p>
          </table:table-cell>
          <table:table-cell table:style-name="TableCell116">
            <text:p text:style-name="P117">Proxecto de<text:s/>Desenvolvemento Aplicacións Web</text:p>
            <text:p text:style-name="P118">Equivalencia en créditos ECTS: 5. <text:s/></text:p>
            <text:p text:style-name="P119"/>
          </table:table-cell>
        </table:table-row>
      </table:table>
      <text:p text:style-name="P120">Profesorado responsable</text:p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Tutor</text:p>
          </table:table-cell>
          <table:table-cell table:style-name="TableCell127">
            <text:p text:style-name="P128">Manuel Corbelle Mejuto</text:p>
          </table:table-cell>
        </table:table-row>
      </table:table>
      <text:p text:style-name="P129">Alumno</text:p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Alumno</text:p>
          </table:table-cell>
          <table:table-cell table:style-name="TableCell136">
            <text:p text:style-name="P137">Natalia Pedreira Fernández</text:p>
          </table:table-cell>
        </table:table-row>
      </table:table>
      <text:p text:style-name="P138">Datos do Proxecto</text:p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Título</text:p>
          </table:table-cell>
          <table:table-cell table:style-name="TableCell145">
            <text:p text:style-name="P146">NatMinds: una nueva red social.</text:p>
          </table:table-cell>
        </table:table-row>
      </table:table>
      <text:p text:style-name="P147"/>
      <text:p text:style-name="P148"/>
      <text:p text:style-name="P149"><text:s text:c="16"/>17/09/23<text:s/></text:p>
      <text:p text:style-name="P150"/>
      <text:p text:style-name="P151"/>
      <text:p text:style-name="P152"/>
      <text:p text:style-name="P153"/>
      <text:p text:style-name="P154"/>
      <text:p text:style-name="P155">Natalia Pedreira Fernández</text:p>
      <text:p text:style-name="P156"/>
      <text:p text:style-name="P201">CONTROL DE VERSIONES:</text:p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Versión</text:p>
          </table:table-cell>
          <table:table-cell table:style-name="TableCell209">
            <text:p text:style-name="P210">Fecha</text:p>
          </table:table-cell>
          <table:table-cell table:style-name="TableCell211">
            <text:p text:style-name="P212">Observaciones</text:p>
          </table:table-cell>
        </table:table-row>
        <table:table-row table:style-name="TableRow213">
          <table:table-cell table:style-name="TableCell214">
            <text:p text:style-name="P215">1</text:p>
          </table:table-cell>
          <table:table-cell table:style-name="TableCell216">
            <text:p text:style-name="P217">17/09/23</text:p>
          </table:table-cell>
          <table:table-cell table:style-name="TableCell218">
            <text:p text:style-name="P219"/>
          </table:table-cell>
        </table:table-row>
      </table:table>
      <text:p text:style-name="Standard"/>
      <text:p text:style-name="Standard"/>
      <text:p text:style-name="P220">Índice: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1"><text:a xlink:href="#_gjdgxs" office:target-frame-name="_top" xlink:show="replace"><text:span text:style-name="T222">Objetivo</text:span></text:a><text:span text:style-name="T223"><text:tab/>3</text:span></text:p>
          <text:p text:style-name="P224"><text:a xlink:href="#_30j0zll" office:target-frame-name="_top" xlink:show="replace"><text:span text:style-name="T225">Descripción</text:span></text:a><text:span text:style-name="T226"><text:tab/>3</text:span></text:p>
          <text:p text:style-name="P227"><text:a xlink:href="#_1fob9te" office:target-frame-name="_top" xlink:show="replace"><text:span text:style-name="T228">Alcance</text:span></text:a><text:span text:style-name="T229"><text:tab/>3</text:span></text:p>
          <text:p text:style-name="P230"><text:a xlink:href="#_3znysh7" office:target-frame-name="_top" xlink:show="replace"><text:span text:style-name="T231">Planificación</text:span></text:a><text:span text:style-name="T232"><text:tab/>4</text:span></text:p>
          <text:p text:style-name="P233"><text:a xlink:href="#_2et92p0" office:target-frame-name="_top" xlink:show="replace"><text:span text:style-name="T234">Medios a utilizar</text:span></text:a><text:span text:style-name="T235"><text:tab/>4</text:span></text:p>
          <text:p text:style-name="P236"><text:a xlink:href="#_tyjcwt" office:target-frame-name="_top" xlink:show="replace"><text:span text:style-name="T237">Presupuesto</text:span></text:a><text:span text:style-name="T238"><text:tab/>4</text:span></text:p>
          <text:p text:style-name="P239"><text:a xlink:href="#_3dy6vkm" office:target-frame-name="_top" xlink:show="replace"><text:span text:style-name="T240">Titulo</text:span></text:a><text:span text:style-name="T241"><text:tab/>5</text:span></text:p>
          <text:p text:style-name="P242"><text:a xlink:href="#_1t3h5sf" office:target-frame-name="_top" xlink:show="replace"><text:span text:style-name="T243">Ejecución</text:span></text:a><text:span text:style-name="T244"><text:tab/>5</text:span></text:p>
        </text:index-body>
      </text:table-of-content>
      <text:p text:style-name="P245"/>
      <text:p text:style-name="P246"/>
      <text:p text:style-name="Standard"/>
      <text:p text:style-name="P247"/>
      <text:list text:style-name="WWNum1">
        <text:list-item text:start-value="1">
          <text:p text:style-name="P248"><text:bookmark-start text:name="_gjdgxs"/><text:bookmark-end text:name="_gjdgxs"/>Objetivo</text:p>
        </text:list-item>
      </text:list>
      <text:p text:style-name="P249">El objetivo del proyecto es la<text:s/>creación de una red social que permita a las personas mantenerse en contacto de forma sencilla y simple. Esta red social estará inspirada en Twitter, y se llamará NatMinds. Consistirá en un servicio que permite a grupos de personas estar en contacto a través de mensajes rápidos y frecuentes.</text:p>
      <text:p text:style-name="Standard"/>
      <text:list text:style-name="WWNum1" text:continue-numbering="true">
        <text:list-item>
          <text:p text:style-name="P250"><text:bookmark-start text:name="_30j0zll"/><text:bookmark-end text:name="_30j0zll"/>Descripción</text:p>
        </text:list-item>
      </text:list>
      <text:p text:style-name="P251">Las redes sociales nos acompañan a diario. Twitter, Instagram, TikTok… Casi todos tenemos alguna de estas aplicaciones y las usamos habitualmente. Esto ha sido, principalmente, lo que me ha llevado a querer<text:s/>crear una red social. Además, considero que es algo distinto a las prácticas que ya hemos realizado a lo largo del curso, por tanto, creo que puede ser una buena opción para hacer algo “nuevo” para mí.</text:p>
      <text:p text:style-name="P252">Considero también que el proyecto es una buena forma<text:s/>de aprender nuevas tecnologías y nuevas formas de trabajar, por ese motivo, para la realización del proyecto trabajaré con Windows y utilizaré:</text:p>
      <text:p text:style-name="P253">- Java</text:p>
      <text:p text:style-name="P254">- PostgreSQL</text:p>
      <text:p text:style-name="P255">- Maven</text:p>
      <text:p text:style-name="P256">- Hibernate</text:p>
      <text:p text:style-name="P257">- Spring</text:p>
      <text:p text:style-name="P258">- Framework basado en Java o JavaScript para interfaces web.</text:p>
      <text:p text:style-name="P259"/>
      <text:p text:style-name="P260"/>
      <text:p text:style-name="P261"/>
      <text:p text:style-name="P262"/>
      <text:list text:style-name="WWNum1" text:continue-numbering="true">
        <text:list-item>
          <text:p text:style-name="P263"><text:bookmark-start text:name="_1fob9te"/><text:bookmark-end text:name="_1fob9te"/><text:soft-page-break/>Alcance</text:p>
        </text:list-item>
      </text:list>
      <text:p text:style-name="P264">Las funcionalidades que tendrá NatMinds son las siguientes:</text:p>
      <text:p text:style-name="P265">- Tendremos una vista para iniciar sesión y otra para crear una cuenta.</text:p>
      <text:p text:style-name="P266">- Al iniciar sesión tendremos un menú en el que estarán los siguientes apartados:</text:p>
      <text:list text:style-name="LFO3" text:continue-numbering="true">
        <text:list-item>
          <text:p text:style-name="P267">Feed: esta será la vista inicial, en la que veremos los posts de las personas que seguimos. Podemos darle like a los posts y también añadir comentarios.</text:p>
        </text:list-item>
        <text:list-item>
          <text:p text:style-name="P268">Buscar: puedes buscar a una persona, ver su perfil y seguirle si quieres.</text:p>
        </text:list-item>
        <text:list-item>
          <text:p text:style-name="P269">Crear post: puedes subir un texto de un número de caracteres<text:s/>determinado. También podrás añadir una imagen.<text:s/></text:p>
        </text:list-item>
        <text:list-item>
          <text:p text:style-name="P270">Perfil: verás todos tus posts y también todos aquellos a los que les has dado like. Puedes ver a tus seguidores y las personas a las que sigues. Puedes añadir también una descripción de tu perfil.</text:p>
        </text:list-item>
        <text:list-item>
          <text:p text:style-name="P271">Cerrar<text:s/>sesión: saldremos de la aplicación.</text:p>
        </text:list-item>
      </text:list>
      <text:p text:style-name="Standard"/>
      <text:list text:style-name="WWNum1" text:continue-numbering="true">
        <text:list-item>
          <text:p text:style-name="P272"><text:bookmark-start text:name="_3znysh7"/><text:bookmark-end text:name="_3znysh7"/>Planificación</text:p>
        </text:list-item>
      </text:list>
      <text:p text:style-name="P273">&lt;</text:p>
      <text:p text:style-name="P274">Se incluirá un detalle de tareas y sus tiempos.</text:p>
      <text:p text:style-name="P275">CA3.1. Estableceuse a secuencia das actividades en función das necesidades de posta en práctica.</text:p>
      <text:p text:style-name="P276">CA3.2. Determináronse os recursos e a loxística necesarios<text:s/>para cada actividade.</text:p>
      <text:p text:style-name="P277">CA3.3. Identificáronse as necesidades de permisos e autorizacións para levar a cabo as actividades.</text:p>
      <text:p text:style-name="P278">CA3.4. Determináronse os procedementos de actuación ou execución das actividades.</text:p>
      <text:p text:style-name="P279">CA3.6. Planificáronse a asignación de recursos materiais e humanos, e os tempos de execución.</text:p>
      <text:p text:style-name="P280">CA5.4. Describíronse as actividades en que se divide a execución do proxecto.</text:p>
      <text:p text:style-name="P281">CA5.5. Xustificáronse as decisións tomadas de planificación da execución do proxecto.</text:p>
      <text:p text:style-name="P282">&gt;</text:p>
      <text:p text:style-name="Standard"/>
      <text:p text:style-name="Standard"/>
      <text:list text:style-name="WWNum1" text:continue-numbering="true">
        <text:list-item>
          <text:p text:style-name="P283"><text:bookmark-start text:name="_2et92p0"/><text:bookmark-end text:name="_2et92p0"/><text:soft-page-break/>Medios a utilizar</text:p>
        </text:list-item>
      </text:list>
      <text:p text:style-name="P284">&lt;</text:p>
      <text:p text:style-name="P285">Equipos, software, recursos tecnológicos, etc.</text:p>
      <text:p text:style-name="P286">CA3.6. Planificáronse a asignación de recursos materiais e humanos, e os tempos de execución.</text:p>
      <text:p text:style-name="P287">CA2.5. Prevíronse os recursos materiais e persoais necesarios para realizar o proxecto.</text:p>
      <text:p text:style-name="P288">&gt;</text:p>
      <text:p text:style-name="Standard"/>
      <text:list text:style-name="WWNum1" text:continue-numbering="true">
        <text:list-item>
          <text:p text:style-name="P289"><text:bookmark-start text:name="_tyjcwt"/><text:bookmark-end text:name="_tyjcwt"/>Presupuesto</text:p>
        </text:list-item>
      </text:list>
      <text:p text:style-name="P290">&lt; Opcional</text:p>
      <text:p text:style-name="P291">CA3.7. Fíxose a valoración<text:s/>económica que dea resposta ás condicións da execución.</text:p>
      <text:p text:style-name="P292">CA2.6. Realizouse o orzamento correspondente.</text:p>
      <text:p text:style-name="P293">&gt;</text:p>
      <text:p text:style-name="Standard"/>
      <text:list text:style-name="WWNum1" text:continue-numbering="true">
        <text:list-item>
          <text:p text:style-name="P294"><text:bookmark-start text:name="_3dy6vkm"/><text:bookmark-end text:name="_3dy6vkm"/>Titulo</text:p>
        </text:list-item>
      </text:list>
      <text:p text:style-name="P295">NatMinds: una nueva red social</text:p>
      <text:p text:style-name="P296"/>
      <text:list text:style-name="WWNum1" text:continue-numbering="true">
        <text:list-item>
          <text:p text:style-name="P297"><text:bookmark-start text:name="_1t3h5sf"/><text:bookmark-end text:name="_1t3h5sf"/>Ejecución</text:p>
        </text:list-item>
      </text:list>
      <text:p text:style-name="Standard"><text:span text:style-name="T298">Se mostrara finalmente, el funcionamiento del proyect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Arial Narrow" svg:font-family="Arial Narrow" style:font-family-generic="swiss" style:font-pitch="variable" svg:panose-1="2 11 6 6 2 2 2 3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A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222in" fo:margin-bottom="0.125in">
        <style:tab-stops>
          <style:tab-stop style:type="left" style:position="0.6298in"/>
        </style:tab-stops>
      </style:paragraph-properties>
      <style:text-properties style:font-name="Arial" style:font-name-asian="Arial" style:font-name-complex="Arial" fo:font-weight="bold" style:font-weight-asian="bold" fo:color="#000080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3472in" fo:margin-bottom="0.125in"/>
      <style:text-properties fo:font-weight="bold" style:font-weight-asian="bold" fo:color="#1155CC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777in" fo:margin-bottom="0.125in">
        <style:tab-stops>
          <style:tab-stop style:type="left" style:position="0.6298in"/>
        </style:tab-stops>
      </style:paragraph-properties>
      <style:text-properties style:font-name="Arial" style:font-name-asian="Arial" style:font-name-complex="Arial" fo:font-weight="bold" style:font-weight-asian="bold" fo:color="#000080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.0833in" fo:margin-left="0.6298in" fo:text-inden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2777in" fo:margin-bottom="0.1388in">
        <style:tab-stops>
          <style:tab-stop style:type="left" style:position="-1in"/>
        </style:tab-stops>
      </style:paragraph-properties>
      <style:text-properties style:font-name="Arial Narrow" style:font-name-asian="Arial Narrow" style:font-name-complex="Arial Narrow" fo:font-weight="bold" style:font-weight-asian="bold" fo:color="#000080"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árrafodelista" style:display-name="Párrafo de lista" style:family="paragraph" style:parent-style-name="Normal">
      <style:paragraph-properties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font-size-complex="11pt" style:language-asian="en" style:country-asian="US" style:language-complex="ar" style:country-complex="SA" fo:hyphenate="true"/>
    </style:style>
    <text:list-style style:name="WWNum1" style:display-name="WWNum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suffix="." style:num-format="1" text:display-levels="4">
        <style:list-level-properties text:space-before="0.7506in" text:min-label-width="0.4493in" text:list-level-position-and-space-mode="label-alignment">
          <style:list-level-label-alignment text:label-followed-by="listtab" fo:margin-left="1.2in" fo:text-indent="-0.4493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06in" text:min-label-width="0.6493in" text:list-level-position-and-space-mode="label-alignment">
          <style:list-level-label-alignment text:label-followed-by="listtab" fo:margin-left="1.9in" fo:text-indent="-0.6493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o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Standard" style:family="paragraph">
      <style:paragraph-properties fo:margin-bottom="0in" fo:line-height="115%" fo:margin-left="0in" fo:text-indent="0in">
        <style:tab-stops/>
      </style:paragraph-properties>
    </style:style>
    <style:style style:name="TableColumn4" style:family="table-column">
      <style:table-column-properties style:column-width="0.1763in" style:use-optimal-column-width="false"/>
    </style:style>
    <style:style style:name="TableColumn5" style:family="table-column">
      <style:table-column-properties style:column-width="0.177in" style:use-optimal-column-width="false"/>
    </style:style>
    <style:style style:name="TableColumn6" style:family="table-column">
      <style:table-column-properties style:column-width="0.8958in" style:use-optimal-column-width="false"/>
    </style:style>
    <style:style style:name="TableColumn7" style:family="table-column">
      <style:table-column-properties style:column-width="3.4375in" style:use-optimal-column-width="false"/>
    </style:style>
    <style:style style:name="TableColumn8" style:family="table-column">
      <style:table-column-properties style:column-width="0.1659in" style:use-optimal-column-width="false"/>
    </style:style>
    <style:style style:name="TableColumn9" style:family="table-column">
      <style:table-column-properties style:column-width="0.9701in" style:use-optimal-column-width="false"/>
    </style:style>
    <style:style style:name="Table3" style:family="table">
      <style:table-properties style:width="5.8229in" fo:margin-left="1.1458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right" style:position="5.9055in"/>
          <style:tab-stop style:type="right" style:position="7.5in"/>
        </style:tab-stops>
      </style:paragraph-properties>
    </style:style>
    <style:style style:name="TableCell16" style:family="table-cell">
      <style:table-cell-properties fo:border-top="0.0069in solid #365F91" fo:border-left="0.0069in solid #365F91" fo:border-bottom="0.0069in solid #365F91" fo:border-right="none" fo:background-color="#DBE5F1" style:writing-mode="lr-tb" style:vertical-align="middle" fo:padding-top="0in" fo:padding-left="0.068in" fo:padding-bottom="0in" fo:padding-right="0.075in"/>
    </style:style>
    <style:style style:name="P17" style:parent-style-name="Standard" style:family="paragraph">
      <style:paragraph-properties fo:widows="2" fo:orphans="2" fo:text-align="justify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18" style:family="table-cell">
      <style:table-cell-properties fo:border-top="0.0069in solid #365F91" fo:border-left="0.0069in solid #365F91" fo:border-bottom="0.0069in solid #365F91" fo:border-right="none" fo:background-color="#DBE5F1" style:writing-mode="lr-tb" style:vertical-align="middle" fo:padding-top="0in" fo:padding-left="0.068in" fo:padding-bottom="0in" fo:padding-right="0.075in"/>
    </style:style>
    <style:style style:name="P19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20" style:family="table-cell">
      <style:table-cell-properties fo:border-top="none" fo:border-left="0.0069in solid #365F91" fo:border-bottom="none" fo:border-right="none" style:writing-mode="lr-tb" style:vertical-align="middle" fo:padding-top="0in" fo:padding-left="0.068in" fo:padding-bottom="0in" fo:padding-right="0.075in"/>
    </style:style>
    <style:style style:name="P21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TableCell22" style:family="table-cell">
      <style:table-cell-properties fo:border-top="0.0069in solid #365F91" fo:border-left="0.0069in solid #365F91" fo:border-bottom="none" fo:border-right="0.0069in solid #365F91" style:writing-mode="lr-tb" style:vertical-align="middle" fo:padding-top="0in" fo:padding-left="0.068in" fo:padding-bottom="0in" fo:padding-right="0.075in"/>
    </style:style>
    <style:style style:name="P23" style:parent-style-name="Standard" style:family="paragraph">
      <style:paragraph-properties fo:widows="2" fo:orphans="2" fo:text-align="center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TableRow24" style:family="table-row">
      <style:table-row-properties style:use-optimal-row-height="false"/>
    </style:style>
    <style:style style:name="P25" style:parent-style-name="Normal" style:family="paragraph">
      <style:paragraph-properties fo:widows="0" fo:orphans="0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TableCell28" style:family="table-cell">
      <style:table-cell-properties fo:border-top="0.0069in solid #365F91" fo:border-left="0.0069in solid #365F91" fo:border-bottom="0.0069in solid #365F91" fo:border-right="none" style:writing-mode="lr-tb" style:vertical-align="middle" fo:padding-top="0in" fo:padding-left="0.068in" fo:padding-bottom="0in" fo:padding-right="0.075in"/>
    </style:style>
    <style:style style:name="P29" style:parent-style-name="Standard" style:family="paragraph">
      <style:paragraph-properties fo:widows="2" fo:orphans="2" fo:text-align="justify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30" style:family="table-cell">
      <style:table-cell-properties fo:border-top="0.0069in solid #365F91" fo:border-left="0.0069in solid #365F91" fo:border-bottom="0.0069in solid #365F91" fo:border-right="none" style:writing-mode="lr-tb" style:vertical-align="middle" fo:padding-top="0in" fo:padding-left="0.068in" fo:padding-bottom="0in" fo:padding-right="0.075in"/>
    </style:style>
    <style:style style:name="P31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32" style:family="table-cell">
      <style:table-cell-properties fo:border-top="none" fo:border-left="0.0069in solid #365F91" fo:border-bottom="none" fo:border-right="none" style:writing-mode="lr-tb" style:vertical-align="middle" fo:padding-top="0in" fo:padding-left="0.068in" fo:padding-bottom="0in" fo:padding-right="0.075in"/>
    </style:style>
    <style:style style:name="P33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P34" style:parent-style-name="Normal" style:family="paragraph">
      <style:paragraph-properties fo:widows="0" fo:orphans="0"/>
    </style:style>
    <style:style style:name="TableRow35" style:family="table-row">
      <style:table-row-properties style:use-optimal-row-height="false"/>
    </style:style>
    <style:style style:name="P36" style:parent-style-name="Normal" style:family="paragraph">
      <style:paragraph-properties fo:widows="0" fo:orphans="0"/>
    </style:style>
    <style:style style:name="P37" style:parent-style-name="Normal" style:family="paragraph">
      <style:paragraph-properties fo:widows="0" fo:orphans="0"/>
    </style:style>
    <style:style style:name="TableCell38" style:family="table-cell">
      <style:table-cell-properties fo:border-top="0.0069in solid #365F91" fo:border-left="0.0069in solid #365F91" fo:border-bottom="0.0069in solid #365F91" fo:border-right="none" style:writing-mode="lr-tb" style:vertical-align="middle" fo:padding-top="0in" fo:padding-left="0.068in" fo:padding-bottom="0in" fo:padding-right="0.075in"/>
    </style:style>
    <style:style style:name="P39" style:parent-style-name="Standard" style:family="paragraph">
      <style:paragraph-properties fo:widows="2" fo:orphans="2" fo:text-align="justify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40" style:family="table-cell">
      <style:table-cell-properties fo:border-top="0.0069in solid #365F91" fo:border-left="0.0069in solid #365F91" fo:border-bottom="0.0069in solid #365F91" fo:border-right="none" style:writing-mode="lr-tb" style:vertical-align="middle" fo:padding-top="0in" fo:padding-left="0.068in" fo:padding-bottom="0in" fo:padding-right="0.075in"/>
    </style:style>
    <style:style style:name="P41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P42" style:parent-style-name="Normal" style:family="paragraph">
      <style:paragraph-properties fo:widows="0" fo:orphans="0"/>
    </style:style>
    <style:style style:name="P43" style:parent-style-name="Normal" style:family="paragraph">
      <style:paragraph-properties fo:widows="0" fo:orphans="0"/>
    </style:style>
    <style:style style:name="P44" style:parent-style-name="Standard" style:family="paragraph">
      <style:paragraph-properties fo:widows="2" fo:orphans="2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P45" style:parent-style-name="Standard" style:family="paragraph">
      <style:paragraph-properties fo:widows="2" fo:orphans="2" fo:border-top="0.0069in solid #000001" fo:border-left="none" fo:border-bottom="none" fo:border-right="none" fo:padding-top="0.0138in" fo:padding-left="0in" fo:padding-bottom="0in" fo:padding-right="0in" style:shadow="none" fo:margin-left="0in" fo:text-indent="0in">
        <style:tab-stops>
          <style:tab-stop style:type="center" style:position="2.9527in"/>
          <style:tab-stop style:type="right" style:position="5.9055in"/>
          <style:tab-stop style:type="right" style:position="6.875in"/>
        </style:tab-stops>
      </style:paragraph-properties>
      <style:text-properties style:font-name="Arial Narrow" style:font-name-asian="Arial Narrow" style:font-name-complex="Arial Narrow" fo:font-style="italic" style:font-style-asian="italic"/>
    </style:style>
    <style:page-layout style:name="PL1">
      <style:page-layout-properties fo:page-width="8.268in" fo:page-height="11.693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157" style:parent-style-name="Standard" style:family="paragraph">
      <style:paragraph-properties fo:margin-bottom="0in" fo:line-height="115%" fo:margin-left="0in" fo:text-indent="0in">
        <style:tab-stops/>
      </style:paragraph-properties>
    </style:style>
    <style:style style:name="TableColumn159" style:family="table-column">
      <style:table-column-properties style:column-width="0.1763in" style:use-optimal-column-width="false"/>
    </style:style>
    <style:style style:name="TableColumn160" style:family="table-column">
      <style:table-column-properties style:column-width="0.177in" style:use-optimal-column-width="false"/>
    </style:style>
    <style:style style:name="TableColumn161" style:family="table-column">
      <style:table-column-properties style:column-width="0.8958in" style:use-optimal-column-width="false"/>
    </style:style>
    <style:style style:name="TableColumn162" style:family="table-column">
      <style:table-column-properties style:column-width="3.4375in" style:use-optimal-column-width="false"/>
    </style:style>
    <style:style style:name="TableColumn163" style:family="table-column">
      <style:table-column-properties style:column-width="0.1659in" style:use-optimal-column-width="false"/>
    </style:style>
    <style:style style:name="TableColumn164" style:family="table-column">
      <style:table-column-properties style:column-width="0.9701in" style:use-optimal-column-width="false"/>
    </style:style>
    <style:style style:name="Table158" style:family="table">
      <style:table-properties style:width="5.8229in" fo:margin-left="1.1458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T168" style:parent-style-name="Fuentedepárrafopredeter." style:family="text">
      <style:text-properties style:language-asian="es" style:country-asian="ES" style:language-complex="ar" style:country-complex="SA"/>
    </style:style>
    <style:style style:name="TableCell1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right" style:position="5.9055in"/>
          <style:tab-stop style:type="right" style:position="7.5in"/>
        </style:tab-stops>
      </style:paragraph-properties>
    </style:style>
    <style:style style:name="TableCell171" style:family="table-cell">
      <style:table-cell-properties fo:border-top="0.0069in solid #365F91" fo:border-left="0.0069in solid #365F91" fo:border-bottom="0.0069in solid #365F91" fo:border-right="none" fo:background-color="#DBE5F1" style:writing-mode="lr-tb" style:vertical-align="middle" fo:padding-top="0in" fo:padding-left="0.068in" fo:padding-bottom="0in" fo:padding-right="0.075in"/>
    </style:style>
    <style:style style:name="P172" style:parent-style-name="Standard" style:family="paragraph">
      <style:paragraph-properties fo:widows="2" fo:orphans="2" fo:text-align="justify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173" style:family="table-cell">
      <style:table-cell-properties fo:border-top="0.0069in solid #365F91" fo:border-left="0.0069in solid #365F91" fo:border-bottom="0.0069in solid #365F91" fo:border-right="none" fo:background-color="#DBE5F1" style:writing-mode="lr-tb" style:vertical-align="middle" fo:padding-top="0in" fo:padding-left="0.068in" fo:padding-bottom="0in" fo:padding-right="0.075in"/>
    </style:style>
    <style:style style:name="P174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175" style:family="table-cell">
      <style:table-cell-properties fo:border-top="none" fo:border-left="0.0069in solid #365F91" fo:border-bottom="none" fo:border-right="none" style:writing-mode="lr-tb" style:vertical-align="middle" fo:padding-top="0in" fo:padding-left="0.068in" fo:padding-bottom="0in" fo:padding-right="0.075in"/>
    </style:style>
    <style:style style:name="P176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TableCell177" style:family="table-cell">
      <style:table-cell-properties fo:border-top="0.0069in solid #365F91" fo:border-left="0.0069in solid #365F91" fo:border-bottom="none" fo:border-right="0.0069in solid #365F91" style:writing-mode="lr-tb" style:vertical-align="middle" fo:padding-top="0in" fo:padding-left="0.068in" fo:padding-bottom="0in" fo:padding-right="0.075in"/>
    </style:style>
    <style:style style:name="P178" style:parent-style-name="Standard" style:family="paragraph">
      <style:paragraph-properties fo:widows="2" fo:orphans="2" fo:text-align="center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TableRow179" style:family="table-row">
      <style:table-row-properties style:use-optimal-row-height="false"/>
    </style:style>
    <style:style style:name="P180" style:parent-style-name="Normal" style:family="paragraph">
      <style:paragraph-properties fo:widows="0" fo:orphans="0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TableCell183" style:family="table-cell">
      <style:table-cell-properties fo:border-top="0.0069in solid #365F91" fo:border-left="0.0069in solid #365F91" fo:border-bottom="0.0069in solid #365F91" fo:border-right="none" style:writing-mode="lr-tb" style:vertical-align="middle" fo:padding-top="0in" fo:padding-left="0.068in" fo:padding-bottom="0in" fo:padding-right="0.075in"/>
    </style:style>
    <style:style style:name="P184" style:parent-style-name="Standard" style:family="paragraph">
      <style:paragraph-properties fo:widows="2" fo:orphans="2" fo:text-align="justify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185" style:family="table-cell">
      <style:table-cell-properties fo:border-top="0.0069in solid #365F91" fo:border-left="0.0069in solid #365F91" fo:border-bottom="0.0069in solid #365F91" fo:border-right="none" style:writing-mode="lr-tb" style:vertical-align="middle" fo:padding-top="0in" fo:padding-left="0.068in" fo:padding-bottom="0in" fo:padding-right="0.075in"/>
    </style:style>
    <style:style style:name="P186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187" style:family="table-cell">
      <style:table-cell-properties fo:border-top="none" fo:border-left="0.0069in solid #365F91" fo:border-bottom="none" fo:border-right="none" style:writing-mode="lr-tb" style:vertical-align="middle" fo:padding-top="0in" fo:padding-left="0.068in" fo:padding-bottom="0in" fo:padding-right="0.075in"/>
    </style:style>
    <style:style style:name="P188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P189" style:parent-style-name="Normal" style:family="paragraph">
      <style:paragraph-properties fo:widows="0" fo:orphans="0"/>
    </style:style>
    <style:style style:name="TableRow190" style:family="table-row">
      <style:table-row-properties style:use-optimal-row-height="false"/>
    </style:style>
    <style:style style:name="P191" style:parent-style-name="Normal" style:family="paragraph">
      <style:paragraph-properties fo:widows="0" fo:orphans="0"/>
    </style:style>
    <style:style style:name="P192" style:parent-style-name="Normal" style:family="paragraph">
      <style:paragraph-properties fo:widows="0" fo:orphans="0"/>
    </style:style>
    <style:style style:name="TableCell193" style:family="table-cell">
      <style:table-cell-properties fo:border-top="0.0069in solid #365F91" fo:border-left="0.0069in solid #365F91" fo:border-bottom="0.0069in solid #365F91" fo:border-right="none" style:writing-mode="lr-tb" style:vertical-align="middle" fo:padding-top="0in" fo:padding-left="0.068in" fo:padding-bottom="0in" fo:padding-right="0.075in"/>
    </style:style>
    <style:style style:name="P194" style:parent-style-name="Standard" style:family="paragraph">
      <style:paragraph-properties fo:widows="2" fo:orphans="2" fo:text-align="justify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TableCell195" style:family="table-cell">
      <style:table-cell-properties fo:border-top="0.0069in solid #365F91" fo:border-left="0.0069in solid #365F91" fo:border-bottom="0.0069in solid #365F91" fo:border-right="none" style:writing-mode="lr-tb" style:vertical-align="middle" fo:padding-top="0in" fo:padding-left="0.068in" fo:padding-bottom="0in" fo:padding-right="0.075in"/>
    </style:style>
    <style:style style:name="P196" style:parent-style-name="Standard" style:family="paragraph">
      <style:paragraph-properties fo:widows="2" fo:orphans="2" fo:margin-bottom="0in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  <style:text-properties fo:font-weight="bold" style:font-weight-asian="bold" fo:color="#244061"/>
    </style:style>
    <style:style style:name="P197" style:parent-style-name="Normal" style:family="paragraph">
      <style:paragraph-properties fo:widows="0" fo:orphans="0"/>
    </style:style>
    <style:style style:name="P198" style:parent-style-name="Normal" style:family="paragraph">
      <style:paragraph-properties fo:widows="0" fo:orphans="0"/>
    </style:style>
    <style:style style:name="P199" style:parent-style-name="Standard" style:family="paragraph">
      <style:paragraph-properties fo:widows="2" fo:orphans="2" fo:margin-left="0in" fo:text-indent="0in">
        <style:tab-stops>
          <style:tab-stop style:type="center" style:position="2.9527in"/>
          <style:tab-stop style:type="center" style:position="3.5in"/>
          <style:tab-stop style:type="right" style:position="5.9055in"/>
          <style:tab-stop style:type="right" style:position="7.5in"/>
        </style:tab-stops>
      </style:paragraph-properties>
    </style:style>
    <style:style style:name="P200" style:parent-style-name="Standard" style:family="paragraph">
      <style:paragraph-properties fo:widows="2" fo:orphans="2" fo:border-top="0.0069in solid #000001" fo:border-left="none" fo:border-bottom="none" fo:border-right="none" fo:padding-top="0.0138in" fo:padding-left="0in" fo:padding-bottom="0in" fo:padding-right="0in" style:shadow="none" fo:margin-left="0in" fo:text-indent="0in">
        <style:tab-stops>
          <style:tab-stop style:type="center" style:position="2.9527in"/>
          <style:tab-stop style:type="right" style:position="5.9055in"/>
          <style:tab-stop style:type="right" style:position="6.875in"/>
        </style:tab-stops>
      </style:paragraph-properties>
      <style:text-properties style:font-name="Arial Narrow" style:font-name-asian="Arial Narrow" style:font-name-complex="Arial Narrow" fo:font-style="italic" style:font-style-asian="italic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 table:number-rows-spanned="3">
              <text:p text:style-name="P12"><text:span text:style-name="T13"><draw:frame draw:style-name="a0" draw:name="image1.png" text:anchor-type="as-char" svg:x="0in" svg:y="0in" svg:width="1.12559in" svg:height="0.4681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4">
              <text:p text:style-name="P15"/>
            </table:table-cell>
            <table:table-cell table:style-name="TableCell16">
              <text:p text:style-name="P17">Proyecto:</text:p>
            </table:table-cell>
            <table:table-cell table:style-name="TableCell18">
              <text:p text:style-name="P19">NatMinds: una nueva red social</text:p>
            </table:table-cell>
            <table:table-cell table:style-name="TableCell20">
              <text:p text:style-name="P21"/>
            </table:table-cell>
            <table:table-cell table:style-name="TableCell22" table:number-rows-spanned="3">
              <text:p text:style-name="P23">Pág.<text:s/><text:page-number text:fixed="false">1</text:page-number><text:s/>|<text:s/><text:page-count>5</text:page-count></text:p>
            </table:table-cell>
          </table:table-row>
          <table:table-row table:style-name="TableRow24">
            <table:covered-table-cell>
              <text:p text:style-name="P25"/>
            </table:covered-table-cell>
            <table:table-cell table:style-name="TableCell26" table:number-rows-spanned="2">
              <text:p text:style-name="P27"/>
            </table:table-cell>
            <table:table-cell table:style-name="TableCell28">
              <text:p text:style-name="P29">Alumno:</text:p>
            </table:table-cell>
            <table:table-cell table:style-name="TableCell30">
              <text:p text:style-name="P31">Natalia Pedreira Fernández</text:p>
            </table:table-cell>
            <table:table-cell table:style-name="TableCell32" table:number-rows-spanned="2">
              <text:p text:style-name="P33"/>
            </table:table-cell>
            <table:covered-table-cell>
              <text:p text:style-name="P34"/>
            </table:covered-table-cell>
          </table:table-row>
          <table:table-row table:style-name="TableRow35">
            <table:covered-table-cell>
              <text:p text:style-name="P36"/>
            </table:covered-table-cell>
            <table:covered-table-cell>
              <text:p text:style-name="P37"/>
            </table:covered-table-cell>
            <table:table-cell table:style-name="TableCell38">
              <text:p text:style-name="P39">Grupo:</text:p>
            </table:table-cell>
            <table:table-cell table:style-name="TableCell40">
              <text:p text:style-name="P41">DAW</text:p>
            </table:table-cell>
            <table:covered-table-cell>
              <text:p text:style-name="P42"/>
            </table:covered-table-cell>
            <table:covered-table-cell>
              <text:p text:style-name="P43"/>
            </table:covered-table-cell>
          </table:table-row>
        </table:table>
        <text:p text:style-name="P44"/>
      </style:header>
      <style:footer>
        <text:p text:style-name="P45">Natalia Pedreira<text:s/>Fernández<text:tab/><text:tab/>Versión: 1</text:p>
      </style:footer>
    </style:master-page>
    <style:master-page style:name="MP1" style:page-layout-name="PL1">
      <style:header>
        <text:p text:style-name="P157"/>
        <table:table table:style-name="Table158">
          <table:table-columns>
            <table:table-column table:style-name="TableColumn159"/>
            <table:table-column table:style-name="TableColumn160"/>
            <table:table-column table:style-name="TableColumn161"/>
            <table:table-column table:style-name="TableColumn162"/>
            <table:table-column table:style-name="TableColumn163"/>
            <table:table-column table:style-name="TableColumn164"/>
          </table:table-columns>
          <table:table-row table:style-name="TableRow165">
            <table:table-cell table:style-name="TableCell166" table:number-rows-spanned="3">
              <text:p text:style-name="P167"><text:span text:style-name="T168"><draw:frame draw:style-name="a1" draw:name="Imagen1" text:anchor-type="as-char" svg:x="0in" svg:y="0in" svg:width="1.12559in" svg:height="0.4681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69">
              <text:p text:style-name="P170"/>
            </table:table-cell>
            <table:table-cell table:style-name="TableCell171">
              <text:p text:style-name="P172">Proyecto:</text:p>
            </table:table-cell>
            <table:table-cell table:style-name="TableCell173">
              <text:p text:style-name="P174">NatMinds: una nueva red social</text:p>
            </table:table-cell>
            <table:table-cell table:style-name="TableCell175">
              <text:p text:style-name="P176"/>
            </table:table-cell>
            <table:table-cell table:style-name="TableCell177" table:number-rows-spanned="3">
              <text:p text:style-name="P178">Pág.<text:s/><text:page-number text:fixed="false">3</text:page-number><text:s/>|<text:s/><text:page-count>5</text:page-count></text:p>
            </table:table-cell>
          </table:table-row>
          <table:table-row table:style-name="TableRow179">
            <table:covered-table-cell>
              <text:p text:style-name="P180"/>
            </table:covered-table-cell>
            <table:table-cell table:style-name="TableCell181" table:number-rows-spanned="2">
              <text:p text:style-name="P182"/>
            </table:table-cell>
            <table:table-cell table:style-name="TableCell183">
              <text:p text:style-name="P184">Alumno:</text:p>
            </table:table-cell>
            <table:table-cell table:style-name="TableCell185">
              <text:p text:style-name="P186">Natalia Pedreira Fernández</text:p>
            </table:table-cell>
            <table:table-cell table:style-name="TableCell187" table:number-rows-spanned="2">
              <text:p text:style-name="P188"/>
            </table:table-cell>
            <table:covered-table-cell>
              <text:p text:style-name="P189"/>
            </table:covered-table-cell>
          </table:table-row>
          <table:table-row table:style-name="TableRow190">
            <table:covered-table-cell>
              <text:p text:style-name="P191"/>
            </table:covered-table-cell>
            <table:covered-table-cell>
              <text:p text:style-name="P192"/>
            </table:covered-table-cell>
            <table:table-cell table:style-name="TableCell193">
              <text:p text:style-name="P194">Grupo:</text:p>
            </table:table-cell>
            <table:table-cell table:style-name="TableCell195">
              <text:p text:style-name="P196">DAW</text:p>
            </table:table-cell>
            <table:covered-table-cell>
              <text:p text:style-name="P197"/>
            </table:covered-table-cell>
            <table:covered-table-cell>
              <text:p text:style-name="P198"/>
            </table:covered-table-cell>
          </table:table-row>
        </table:table>
        <text:p text:style-name="P199"/>
      </style:header>
      <style:footer>
        <text:p text:style-name="P200">Natalia Pedreira Fernández<text:tab/><text:tab/>Versión: 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Óscar Pedreira Fernández</dc:creator>
    <meta:creation-date>2023-09-17T09:22:00Z</meta:creation-date>
    <dc:date>2023-09-17T11:29:00Z</dc:date>
    <meta:template xlink:href="Normal.dotm" xlink:type="simple"/>
    <meta:editing-cycles>6</meta:editing-cycles>
    <meta:editing-duration>PT7260S</meta:editing-duration>
    <meta:document-statistic meta:page-count="5" meta:paragraph-count="8" meta:word-count="645" meta:character-count="4185" meta:row-count="29" meta:non-whitespace-character-count="3548"/>
  </office:meta>
</office:document-meta>
</file>